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1" svg:font-family="標楷體" style:font-family-generic="script" style:font-pitch="fixed"/>
    <style:font-face style:name="標楷體7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Segoe Script1" svg:font-family="'Segoe Script'" style:font-adornments="標準" style:font-family-generic="script" style:font-pitch="variable"/>
    <style:font-face style:name="Segoe Script3" svg:font-family="'Segoe Script'" style:font-adornments="粗體" style:font-family-generic="script" style:font-pitch="variable"/>
    <style:font-face style:name="標楷體5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3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" svg:font-family="'Segoe Script'" style:font-family-generic="system" style:font-pitch="variable"/>
    <style:font-face style:name="Segoe Script4" svg:font-family="'Segoe Script'" style:font-adornments="標準" style:font-family-generic="system" style:font-pitch="variable"/>
    <style:font-face style:name="Segoe Script2" svg:font-family="'Segoe Script'" style:font-adornments="粗體" style:font-family-generic="system" style:font-pitch="variable"/>
    <style:font-face style:name="Source Sans Pro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outline1">
      <style:graphic-properties fo:min-height="9.751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1cm" fo:text-indent="0cm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數戰棋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2022/10/5~6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數戰棋-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6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6">我的深入探討<text:tab/><text:tab/>P.7</text:p>
                <text:list>
                  <text:list-item>
                    <text:p>對戰最佳策略<text:tab/><text:tab/>P.7</text:p>
                  </text:list-item>
                  <text:list-item>
                    <text:p>三個最好的棋子<text:tab/>P.8</text:p>
                  </text:list-item>
                  <text:list-item>
                    <text:p>改編數戰棋<text:tab/><text:tab/><text:tab/>P.9</text:p>
                    <text:list>
                      <text:list-item>
                        <text:p>正向<text:tab/><text:tab/><text:tab/><text:tab/>P.9</text:p>
                      </text:list-item>
                      <text:list-item>
                        <text:p>反向<text:tab/><text:tab/><text:tab/><text:tab/>P.10</text:p>
                      </text:list-item>
                      <text:list-item>
                        <text:p>翻面後<text:tab/><text:tab/><text:tab/>P.1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數戰棋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複習倍數的概念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百數表</text:p>
              </text:list-item>
              <text:list-item>
                <text:p>黑、白各十顆棋子</text:p>
                <text:list>
                  <text:list-item>
                    <text:p>1~9各一顆</text:p>
                  </text:list-item>
                  <text:list-item>
                    <text:p text:style-name="P8">10 11寫在第十顆棋子上</text:p>
                  </text:list-item>
                  <text:list-item>
                    <text:p text:style-name="P8">正面為數字，背面空白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兩人一組，分組下棋，看誰贏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對戰最佳策略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先出1、2、5和10 11。</text:p>
                <text:list>
                  <text:list-item>
                    <text:p>1：所有格子都可以踩，但是踩質數可以避免被吃。</text:p>
                  </text:list-item>
                  <text:list-item>
                    <text:p>2：除了1之外可以踩的位置最多的棋子。</text:p>
                  </text:list-item>
                  <text:list-item>
                    <text:p>10 11：可以走10或11的倍數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三個最好的棋子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1：所有格子都可以踩，但是踩質數可以避免被吃。</text:p>
              </text:list-item>
              <text:list-item>
                <text:p text:style-name="P5">2：除了1之外可以踩的位置最多的棋子。</text:p>
              </text:list-item>
              <text:list-item>
                <text:p text:style-name="P5">10 11：可以走10或11的倍數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改編數戰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正向(+)</text:p>
                <text:list>
                  <text:list-item>
                    <text:p text:style-name="P5">前進一排</text:p>
                  </text:list-item>
                  <text:list-item>
                    <text:p text:style-name="P5"><text:span text:style-name="T1">前進後個位數字</text:span><text:span text:style-name="T2">=</text:span><text:span text:style-name="T3">原格子個位數字</text:span>+<text:span text:style-name="T3">棋子上的個位數字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改編數戰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反向(-)</text:p>
                <text:list>
                  <text:list-item>
                    <text:p text:style-name="P5">前進一排</text:p>
                  </text:list-item>
                  <text:list-item>
                    <text:p text:style-name="P5"><text:span text:style-name="T1">前進後個位數字</text:span><text:span text:style-name="T2">=</text:span><text:span text:style-name="T3">原格子個位數字</text:span><text:span text:style-name="T2">-</text:span><text:span text:style-name="T3">棋子上的個位數字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改編數戰棋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走到底翻面後，後退及前進不受限制，但一次只能移動一排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1" svg:font-family="標楷體" style:font-family-generic="script" style:font-pitch="fixed"/>
    <style:font-face style:name="標楷體7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Segoe Script1" svg:font-family="'Segoe Script'" style:font-adornments="標準" style:font-family-generic="script" style:font-pitch="variable"/>
    <style:font-face style:name="Segoe Script3" svg:font-family="'Segoe Script'" style:font-adornments="粗體" style:font-family-generic="script" style:font-pitch="variable"/>
    <style:font-face style:name="標楷體5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3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" svg:font-family="'Segoe Script'" style:font-family-generic="system" style:font-pitch="variable"/>
    <style:font-face style:name="Segoe Script4" svg:font-family="'Segoe Script'" style:font-adornments="標準" style:font-family-generic="system" style:font-pitch="variable"/>
    <style:font-face style:name="Segoe Script2" svg:font-family="'Segoe Script'" style:font-adornments="粗體" style:font-family-generic="system" style:font-pitch="variable"/>
    <style:font-face style:name="Source Sans Pro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4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1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Comic Sans MS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7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Script1" fo:font-family="'Segoe Script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5T06:08:28.463000000</meta:creation-date>
    <meta:editing-duration>PT1H5M37S</meta:editing-duration>
    <meta:editing-cycles>16</meta:editing-cycles>
    <meta:generator>LibreOffice/7.1.6.2$Windows_X86_64 LibreOffice_project/0e133318fcee89abacd6a7d077e292f1145735c3</meta:generator>
    <dc:title>Vivid</dc:title>
    <dc:date>2022-12-21T18:48:35.158000000</dc:date>
    <meta:document-statistic meta:object-count="89"/>
  </office:meta>
</office:document-meta>
</file>